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E0000014C625814A52984FAC7.png" manifest:media-type="image/png"/>
  <manifest:file-entry manifest:full-path="Pictures/1000000000000248000002382A8B4087777196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Standard" style:font-family-generic="swiss" style:font-pitch="variable"/>
    <style:font-face style:name="HG Mincho Light J" svg:font-family="'HG Mincho Light J'"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family-generic="swiss" style:font-pitch="variable"/>
  </office:font-face-decls>
  <office:automatic-styles>
    <style:style style:name="dp1" style:family="drawing-page"/>
    <style:style style:name="gr1" style:family="graphic" style:parent-style-name="text" style:list-style-name="L2">
      <style:graphic-properties draw:stroke="none" svg:stroke-color="#000000" draw:fill="none" draw:fill-color="#ffffff" draw:textarea-horizontal-align="left" draw:auto-grow-height="true" draw:auto-grow-width="false" fo:min-height="1.577cm" fo:min-width="8.2cm"/>
      <style:paragraph-properties style:writing-mode="lr-tb"/>
    </style:style>
    <style:style style:name="gr2" style:family="graphic" style:parent-style-name="standard">
      <style:graphic-properties svg:stroke-width="0.03cm" draw:marker-start-width="0.345cm" draw:marker-end-width="0.345cm" draw:fill="none" draw:textarea-horizontal-align="center" draw:textarea-vertical-align="middle" fo:padding-top="0.015cm" fo:padding-bottom="0.015cm" fo:padding-left="0.015cm" fo:padding-right="0.015cm"/>
    </style:style>
    <style:style style:name="gr3" style:family="graphic" style:parent-style-name="measure">
      <style:graphic-properties draw:marker-start-width="0.1cm" draw:marker-end-width="0.1cm" draw:textarea-horizontal-align="center" draw:textarea-vertical-align="middle" draw:line-distance="1.228cm" draw:end-guide="-0.145cm" draw:show-unit="tru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649cm" fo:min-width="5.133cm"/>
      <style:paragraph-properties style:writing-mode="lr-tb"/>
    </style:style>
    <style:style style:name="gr5" style:family="graphic" style:parent-style-name="standard">
      <style:graphic-properties svg:stroke-width="0.01cm" draw:marker-start-width="0.315cm" draw:marker-end-width="0.315cm" draw:fill="none" draw:textarea-horizontal-align="justify" draw:textarea-vertical-align="middle" draw:auto-grow-height="false" fo:min-height="0.202cm" fo:min-width="0.202cm" fo:padding-top="0.005cm" fo:padding-bottom="0.005cm" fo:padding-left="0.005cm" fo:padding-right="0.005cm"/>
    </style:style>
    <style:style style:name="gr6" style:family="graphic" style:parent-style-name="objectwithoutfill">
      <style:graphic-properties svg:stroke-width="0.01cm" draw:marker-start-width="0.315cm" draw:marker-end-width="0.315cm" draw:fill="none" draw:textarea-horizontal-align="center" draw:textarea-vertical-align="middle" fo:padding-top="0.005cm" fo:padding-bottom="0.005cm" fo:padding-left="0.005cm" fo:padding-right="0.005cm"/>
    </style:style>
    <style:style style:name="gr7" style:family="graphic" style:parent-style-name="objectwithoutfill">
      <style:graphic-properties svg:stroke-width="0.15cm" svg:stroke-color="#666666" draw:marker-start-width="0.525cm" draw:marker-end-width="0.525cm" draw:fill="none" draw:textarea-horizontal-align="center" draw:textarea-vertical-align="middle" fo:padding-top="0.075cm" fo:padding-bottom="0.075cm" fo:padding-left="0.075cm" fo:padding-right="0.075cm"/>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measure">
      <style:graphic-properties draw:marker-start-width="0.1cm" draw:marker-end-width="0.1cm" draw:textarea-horizontal-align="center" draw:textarea-vertical-align="middle" draw:line-distance="1.15cm" draw:end-guide="-0.145cm" draw:show-unit="true"/>
      <style:paragraph-properties style:writing-mode="lr-tb"/>
    </style:style>
    <style:style style:name="gr10" style:family="graphic" style:parent-style-name="objectwithoutfill">
      <style:graphic-properties svg:stroke-width="0.3cm" svg:stroke-color="#729fcf" draw:marker-start-width="0.75cm" draw:marker-end-width="0.75cm" draw:fill="none" draw:textarea-horizontal-align="center" draw:textarea-vertical-align="middle" fo:padding-top="0.15cm" fo:padding-bottom="0.15cm" fo:padding-left="0.15cm" fo:padding-right="0.15cm"/>
    </style:style>
    <style:style style:name="gr11" style:family="graphic" style:parent-style-name="measure">
      <style:graphic-properties draw:marker-start-width="0.1cm" draw:marker-end-width="0.1cm" draw:textarea-horizontal-align="center" draw:textarea-vertical-align="middle" draw:line-distance="0.45cm" draw:end-guide="-0.145cm" draw:show-unit="true"/>
      <style:paragraph-properties style:writing-mode="lr-tb"/>
    </style:style>
    <style:style style:name="gr12" style:family="graphic" style:parent-style-name="standard">
      <style:graphic-properties svg:stroke-width="0.01cm" draw:marker-start-width="0.315cm" draw:marker-end-width="0.315cm" draw:fill="none" draw:textarea-horizontal-align="justify" draw:textarea-vertical-align="middle" draw:auto-grow-height="false" fo:min-height="0.486cm" fo:min-width="0.486cm" fo:padding-top="0.005cm" fo:padding-bottom="0.005cm" fo:padding-left="0.005cm" fo:padding-right="0.005cm"/>
    </style:style>
    <style:style style:name="P1" style:family="paragraph">
      <style:paragraph-properties fo:margin-left="0cm" fo:margin-right="0cm" fo:text-indent="0cm">
        <style:tab-stops>
          <style:tab-stop style:position="2.224cm"/>
        </style:tab-stops>
      </style:paragraph-properties>
    </style:style>
    <style:style style:name="P2" style:family="paragraph">
      <loext:graphic-properties draw:fill="none" draw:fill-color="#ffffff"/>
      <style:paragraph-properties fo:margin-left="0cm" fo:margin-right="0cm" fo:text-indent="0cm" style:writing-mode="lr-tb">
        <style:tab-stops>
          <style:tab-stop style:position="2.224cm"/>
        </style:tab-stops>
      </style:paragraph-properties>
      <style:text-properties style:font-name="Arial1" fo:font-size="10pt"/>
    </style:style>
    <style:style style:name="P3" style:family="paragraph">
      <loext:graphic-properties draw:fill="none"/>
    </style:style>
    <style:style style:name="P4" style:family="paragraph">
      <style:paragraph-properties fo:margin-left="0cm" fo:margin-right="0cm" fo:margin-top="0cm" fo:margin-bottom="0cm" fo:line-height="100%" fo:text-align="start" fo:text-indent="0cm" style:writing-mode="lr-tb"/>
      <style:text-properties style:text-outline="false" style:text-line-through-style="none" style:text-line-through-type="none" style:font-name="Arial1" fo:font-size="12pt" fo:text-shadow="none" style:text-underline-style="none" style:font-name-complex="Arial Unicode MS1" style:font-size-complex="24pt" style:font-style-complex="normal" style:font-weight-complex="normal" style:font-relief="none"/>
    </style:style>
    <style:style style:name="P5" style:family="paragraph">
      <loext:graphic-properties draw:fill="none" draw:fill-color="#ffffff"/>
      <style:paragraph-properties style:writing-mode="lr-tb"/>
      <style:text-properties fo:font-size="16pt" fo:text-shadow="none" fo:font-weight="bold" style:font-size-asian="16pt" style:font-weight-asian="bold" style:font-size-complex="16pt" style:font-weight-complex="bold"/>
    </style:style>
    <style:style style:name="P6" style:family="paragraph">
      <loext:graphic-properties draw:fill="none"/>
      <style:paragraph-properties fo:text-align="center"/>
    </style:style>
    <style:style style:name="T1" style:family="text">
      <style:text-properties style:font-name="Arial1" fo:font-size="10pt"/>
    </style:style>
    <style:style style:name="T2" style:family="text">
      <style:text-properties style:text-outline="false" style:text-line-through-style="none" style:text-line-through-type="none" style:font-name="Arial1" fo:font-size="12pt" fo:text-shadow="none" style:text-underline-style="none" style:font-name-complex="Arial Unicode MS1" style:font-size-complex="24pt" style:font-style-complex="normal" style:font-weight-complex="normal" style:font-relief="none"/>
    </style:style>
    <style:style style:name="T3" style:family="text">
      <style:text-properties fo:font-size="16pt" fo:text-shadow="none"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6.7cm" svg:height="1.577cm" svg:x="12.95cm" svg:y="26.893cm">
          <draw:text-box>
            <text:p text:style-name="P1"><text:span text:style-name="T1">Massstab</text:span><text:span text:style-name="T1"><text:tab/></text:span><text:span text:style-name="T1">1:1</text:span></text:p>
            <text:p text:style-name="P1"><text:span text:style-name="T1">File</text:span><text:span text:style-name="T1"><text:tab/></text:span><text:span text:style-name="T1"><text:file-name text:display="name">20220210a_gehaeuse_platten_PC</text:file-name></text:span></text:p>
            <text:p text:style-name="P1"><text:span text:style-name="T1">Autor</text:span><text:span text:style-name="T1"><text:tab/></text:span><text:span text:style-name="T1">Peter Märki</text:span></text:p>
          </draw:text-box>
        </draw:frame>
        <draw:rect draw:style-name="gr2" draw:text-style-name="P3" draw:layer="layout" svg:width="5.819cm" svg:height="8.6cm" svg:x="2.45cm" svg:y="18.15cm" draw:corner-radius="0.5cm">
          <text:p/>
        </draw:rect>
        <draw:measure draw:style-name="gr3" draw:text-style-name="P4" draw:layer="layout" svg:x1="8.25cm" svg:y1="26.722cm" svg:x2="2.45cm" svg:y2="26.722cm">
          <text:p text:style-name="P4"><text:span text:style-name="T2"><text:measure text:kind="gap"/></text:span><text:span text:style-name="T2"><text:measure text:kind="value">58</text:measure></text:span></text:p>
        </draw:measure>
        <draw:frame draw:style-name="gr4" draw:text-style-name="P5" draw:layer="layout" svg:width="5.133cm" svg:height="0.649cm" svg:x="1.367cm" svg:y="1.15cm">
          <draw:text-box>
            <text:p><text:span text:style-name="T3">2022_neopixel_line</text:span></text:p>
          </draw:text-box>
        </draw:frame>
        <draw:g>
          <draw:g>
            <draw:custom-shape draw:style-name="gr5" draw:text-style-name="P6" draw:layer="layout" svg:width="0.3cm" svg:height="0.3cm" svg:x="3.85cm" svg:y="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4cm" svg:y1="25.55cm" svg:x2="4cm" svg:y2="25.15cm">
              <text:p/>
            </draw:line>
            <draw:line draw:style-name="gr6" draw:text-style-name="P3" draw:layer="layout" svg:x1="3.8cm" svg:y1="25.35cm" svg:x2="4.2cm" svg:y2="25.35cm">
              <text:p/>
            </draw:line>
          </draw:g>
          <draw:g>
            <draw:custom-shape draw:style-name="gr5" draw:text-style-name="P6" draw:layer="layout" svg:width="0.3cm" svg:height="0.3cm" svg:x="4.85cm" svg:y="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5cm" svg:y1="25.55cm" svg:x2="5cm" svg:y2="25.15cm">
              <text:p/>
            </draw:line>
            <draw:line draw:style-name="gr6" draw:text-style-name="P3" draw:layer="layout" svg:x1="4.8cm" svg:y1="25.35cm" svg:x2="5.2cm" svg:y2="25.35cm">
              <text:p/>
            </draw:line>
          </draw:g>
          <draw:g>
            <draw:custom-shape draw:style-name="gr5" draw:text-style-name="P6" draw:layer="layout" svg:width="0.3cm" svg:height="0.3cm" svg:x="3.85cm" svg:y="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4cm" svg:y1="26.55cm" svg:x2="4cm" svg:y2="26.15cm">
              <text:p/>
            </draw:line>
            <draw:line draw:style-name="gr6" draw:text-style-name="P3" draw:layer="layout" svg:x1="3.8cm" svg:y1="26.35cm" svg:x2="4.2cm" svg:y2="26.35cm">
              <text:p/>
            </draw:line>
          </draw:g>
          <draw:g>
            <draw:custom-shape draw:style-name="gr5" draw:text-style-name="P6" draw:layer="layout" svg:width="0.3cm" svg:height="0.3cm" svg:x="4.85cm" svg:y="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5cm" svg:y1="26.55cm" svg:x2="5cm" svg:y2="26.15cm">
              <text:p/>
            </draw:line>
            <draw:line draw:style-name="gr6" draw:text-style-name="P3" draw:layer="layout" svg:x1="4.8cm" svg:y1="26.35cm" svg:x2="5.2cm" svg:y2="26.35cm">
              <text:p/>
            </draw:line>
          </draw:g>
        </draw:g>
        <draw:path draw:style-name="gr7" draw:text-style-name="P3" draw:layer="layout" svg:width="5.278cm" svg:height="5.977cm" draw:transform="rotate (-0.986809159077594) translate (6.65013170569837cm 21.1999129580685cm)" svg:viewBox="0 0 5279 5978" svg:d="M0 0c193-25 704 2905 864 2996 156 90 238 307 386 396 134 82 272 81 404 147 140 69 263 170 399 247 143 83 301 27 418 136 111 102 201 255 360 319 129 52 195 151 318 219l116 77 2014 1441">
          <text:p/>
        </draw:path>
        <draw:frame draw:style-name="gr8" draw:text-style-name="P6" draw:layer="layout" svg:width="1.659cm" svg:height="2.04cm" draw:transform="rotate (1.5707963267949) translate (5.75cm 25.35cm)">
          <draw:image xlink:href="Pictures/100000000000010E0000014C625814A52984FAC7.png" xlink:type="simple" xlink:show="embed" xlink:actuate="onLoad" draw:mime-type="image/png">
            <text:p/>
          </draw:image>
        </draw:frame>
        <draw:measure draw:style-name="gr9" draw:text-style-name="P4" draw:layer="layout" svg:x1="7.65cm" svg:y1="26.1cm" svg:x2="3.05cm" svg:y2="26.1cm">
          <text:p text:style-name="P4"><text:span text:style-name="T2"><text:measure text:kind="gap"/></text:span><text:span text:style-name="T2"><text:measure text:kind="value">46</text:measure></text:span></text:p>
        </draw:measure>
        <draw:g>
          <draw:custom-shape draw:style-name="gr5" draw:text-style-name="P6" draw:layer="layout" svg:width="0.3cm" svg:height="0.3cm" svg:x="5.2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5.35cm" svg:y1="19.1cm" svg:x2="5.35cm" svg:y2="18.3cm">
            <text:p/>
          </draw:line>
          <draw:line draw:style-name="gr6" draw:text-style-name="P3" draw:layer="layout" svg:x1="4.95cm" svg:y1="18.7cm" svg:x2="5.75cm" svg:y2="18.7cm">
            <text:p/>
          </draw:line>
        </draw:g>
        <draw:path draw:style-name="gr10" draw:text-style-name="P3" draw:layer="layout" svg:width="5.844cm" svg:height="0.18cm" draw:transform="rotate (-1.5707963267949) translate (4.439cm 22.896cm)" svg:viewBox="0 0 5845 181" svg:d="M0 0c238 13 476 0 717 32 196 26 388 65 586 65 228 0 456 25 684 49 210 22 411-35 635 16 195 44 401 0 602-16 183-15 371 26 554 0 186-26 368-35 553-32 180 2 357-47 537-49 179-2 377 36 538-65h179l163 48 97 82">
          <text:p/>
        </draw:path>
        <draw:measure draw:style-name="gr11" draw:text-style-name="P4" draw:layer="layout" svg:x1="2.45cm" svg:y1="26.75cm" svg:x2="2.45cm" svg:y2="18.15cm">
          <text:p text:style-name="P4"><text:span text:style-name="T2"><text:measure text:kind="gap"/></text:span><text:span text:style-name="T2"><text:measure text:kind="value">86</text:measure></text:span></text:p>
        </draw:measure>
        <draw:rect draw:style-name="gr2" draw:text-style-name="P3" draw:layer="layout" svg:width="0.3cm" svg:height="8.6cm" svg:x="9.451cm" svg:y="18.15cm">
          <text:p/>
        </draw:rect>
        <draw:g>
          <draw:frame draw:style-name="gr8" draw:text-style-name="P6" draw:layer="layout" svg:width="4.308cm" svg:height="4.19cm" draw:transform="rotate (-3.14159265358979) translate (7.508cm 23.15cm)">
            <draw:image xlink:href="Pictures/1000000000000248000002382A8B408777719656.png" xlink:type="simple" xlink:show="embed" xlink:actuate="onLoad" draw:mime-type="image/png">
              <text:p/>
            </draw:image>
          </draw:frame>
          <draw:g>
            <draw:custom-shape draw:style-name="gr5" draw:text-style-name="P6" draw:layer="layout" svg:width="0.3cm" svg:height="0.3cm" svg:x="3.306cm" svg:y="1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456cm" svg:y1="19.876cm" svg:x2="3.456cm" svg:y2="19.076cm">
              <text:p/>
            </draw:line>
            <draw:line draw:style-name="gr6" draw:text-style-name="P3" draw:layer="layout" svg:x1="3.056cm" svg:y1="19.476cm" svg:x2="3.856cm" svg:y2="19.476cm">
              <text:p/>
            </draw:line>
          </draw:g>
          <draw:g>
            <draw:custom-shape draw:style-name="gr5" draw:text-style-name="P6" draw:layer="layout" svg:width="0.3cm" svg:height="0.3cm" svg:x="7.082cm" svg:y="22.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7.232cm" svg:y1="23.138cm" svg:x2="7.232cm" svg:y2="22.338cm">
              <text:p/>
            </draw:line>
            <draw:line draw:style-name="gr6" draw:text-style-name="P3" draw:layer="layout" svg:x1="6.832cm" svg:y1="22.738cm" svg:x2="7.632cm" svg:y2="22.738cm">
              <text:p/>
            </draw:line>
          </draw:g>
        </draw:g>
        <draw:rect draw:style-name="gr2" draw:text-style-name="P3" draw:layer="layout" svg:width="0.16cm" svg:height="4.2cm" svg:x="9.75cm" svg:y="18.95cm">
          <text:p/>
        </draw:rect>
        <draw:frame draw:style-name="gr8" draw:text-style-name="P6" draw:layer="layout" svg:width="1.659cm" svg:height="0.6cm" draw:transform="rotate (1.5707963267949) translate (10.05cm 25.351cm)">
          <draw:image xlink:href="Pictures/100000000000010E0000014C625814A52984FAC7.png" xlink:type="simple" xlink:show="embed" xlink:actuate="onLoad" draw:mime-type="image/png">
            <text:p/>
          </draw:image>
        </draw:frame>
        <draw:rect draw:style-name="gr2" draw:text-style-name="P3" draw:layer="layout" svg:width="0.3cm" svg:height="8.6cm" svg:x="10.651cm" svg:y="18.15cm">
          <text:p/>
        </draw:rect>
        <draw:rect draw:style-name="gr2" draw:text-style-name="P3" draw:layer="layout" svg:width="0.9cm" svg:height="0.7cm" svg:x="9.75cm" svg:y="20.05cm">
          <text:p/>
        </draw:rect>
        <draw:rect draw:style-name="gr2" draw:text-style-name="P3" draw:layer="layout" svg:width="0.9cm" svg:height="0.7cm" svg:x="9.75cm" svg:y="25.75cm">
          <text:p/>
        </draw:rect>
        <draw:g>
          <draw:g>
            <draw:custom-shape draw:style-name="gr5" draw:text-style-name="P6" draw:layer="layout" svg:width="0.3cm" svg:height="0.3cm" svg:x="2.9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05cm" svg:y1="20.8cm" svg:x2="3.05cm" svg:y2="20cm">
              <text:p/>
            </draw:line>
            <draw:line draw:style-name="gr6" draw:text-style-name="P3" draw:layer="layout" svg:x1="2.65cm" svg:y1="20.4cm" svg:x2="3.45cm" svg:y2="20.4cm">
              <text:p/>
            </draw:line>
            <draw:custom-shape draw:style-name="gr12" draw:text-style-name="P6" draw:layer="layout" svg:width="0.7cm" svg:height="0.7cm" svg:x="2.701cm" svg:y="2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7.5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7.65cm" svg:y1="20.8cm" svg:x2="7.65cm" svg:y2="20cm">
              <text:p/>
            </draw:line>
            <draw:line draw:style-name="gr6" draw:text-style-name="P3" draw:layer="layout" svg:x1="7.25cm" svg:y1="20.4cm" svg:x2="8.05cm" svg:y2="20.4cm">
              <text:p/>
            </draw:line>
            <draw:custom-shape draw:style-name="gr12" draw:text-style-name="P6" draw:layer="layout" svg:width="0.7cm" svg:height="0.7cm" svg:x="7.301cm" svg:y="2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2.9cm" svg:y="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05cm" svg:y1="26.5cm" svg:x2="3.05cm" svg:y2="25.7cm">
              <text:p/>
            </draw:line>
            <draw:line draw:style-name="gr6" draw:text-style-name="P3" draw:layer="layout" svg:x1="2.65cm" svg:y1="26.1cm" svg:x2="3.45cm" svg:y2="26.1cm">
              <text:p/>
            </draw:line>
            <draw:custom-shape draw:style-name="gr12" draw:text-style-name="P6" draw:layer="layout" svg:width="0.7cm" svg:height="0.7cm" svg:x="2.701cm" svg:y="2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7.491cm" svg:y="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7.641cm" svg:y1="26.5cm" svg:x2="7.641cm" svg:y2="25.7cm">
              <text:p/>
            </draw:line>
            <draw:line draw:style-name="gr6" draw:text-style-name="P3" draw:layer="layout" svg:x1="7.241cm" svg:y1="26.1cm" svg:x2="8.041cm" svg:y2="26.1cm">
              <text:p/>
            </draw:line>
            <draw:custom-shape draw:style-name="gr12" draw:text-style-name="P6" draw:layer="layout" svg:width="0.7cm" svg:height="0.7cm" svg:x="7.292cm" svg:y="2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2.9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05cm" svg:y1="19.1cm" svg:x2="3.05cm" svg:y2="18.3cm">
              <text:p/>
            </draw:line>
            <draw:line draw:style-name="gr6" draw:text-style-name="P3" draw:layer="layout" svg:x1="2.65cm" svg:y1="18.7cm" svg:x2="3.45cm" svg:y2="18.7cm">
              <text:p/>
            </draw:line>
          </draw:g>
          <draw:g>
            <draw:custom-shape draw:style-name="gr5" draw:text-style-name="P6" draw:layer="layout" svg:width="0.3cm" svg:height="0.3cm" svg:x="7.5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7.65cm" svg:y1="19.1cm" svg:x2="7.65cm" svg:y2="18.3cm">
              <text:p/>
            </draw:line>
            <draw:line draw:style-name="gr6" draw:text-style-name="P3" draw:layer="layout" svg:x1="7.25cm" svg:y1="18.7cm" svg:x2="8.05cm" svg:y2="18.7cm">
              <text:p/>
            </draw:line>
          </draw:g>
        </draw:g>
        <draw:rect draw:style-name="gr2" draw:text-style-name="P3" draw:layer="layout" svg:width="5.819cm" svg:height="8.6cm" svg:x="1.45cm" svg:y="2.45cm" draw:corner-radius="0.5cm">
          <text:p/>
        </draw:rect>
        <draw:g>
          <draw:g>
            <draw:custom-shape draw:style-name="gr5" draw:text-style-name="P6" draw:layer="layout" svg:width="0.3cm" svg:height="0.3cm" svg:x="2.8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cm" svg:y1="9.85cm" svg:x2="3cm" svg:y2="9.45cm">
              <text:p/>
            </draw:line>
            <draw:line draw:style-name="gr6" draw:text-style-name="P3" draw:layer="layout" svg:x1="2.8cm" svg:y1="9.65cm" svg:x2="3.2cm" svg:y2="9.65cm">
              <text:p/>
            </draw:line>
          </draw:g>
          <draw:g>
            <draw:custom-shape draw:style-name="gr5" draw:text-style-name="P6" draw:layer="layout" svg:width="0.3cm" svg:height="0.3cm" svg:x="3.8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4cm" svg:y1="9.85cm" svg:x2="4cm" svg:y2="9.45cm">
              <text:p/>
            </draw:line>
            <draw:line draw:style-name="gr6" draw:text-style-name="P3" draw:layer="layout" svg:x1="3.8cm" svg:y1="9.65cm" svg:x2="4.2cm" svg:y2="9.65cm">
              <text:p/>
            </draw:line>
          </draw:g>
          <draw:g>
            <draw:custom-shape draw:style-name="gr5" draw:text-style-name="P6" draw:layer="layout" svg:width="0.3cm" svg:height="0.3cm" svg:x="2.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cm" svg:y1="10.85cm" svg:x2="3cm" svg:y2="10.45cm">
              <text:p/>
            </draw:line>
            <draw:line draw:style-name="gr6" draw:text-style-name="P3" draw:layer="layout" svg:x1="2.8cm" svg:y1="10.65cm" svg:x2="3.2cm" svg:y2="10.65cm">
              <text:p/>
            </draw:line>
          </draw:g>
          <draw:g>
            <draw:custom-shape draw:style-name="gr5" draw:text-style-name="P6" draw:layer="layout" svg:width="0.3cm" svg:height="0.3cm" svg:x="3.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4cm" svg:y1="10.85cm" svg:x2="4cm" svg:y2="10.45cm">
              <text:p/>
            </draw:line>
            <draw:line draw:style-name="gr6" draw:text-style-name="P3" draw:layer="layout" svg:x1="3.8cm" svg:y1="10.65cm" svg:x2="4.2cm" svg:y2="10.65cm">
              <text:p/>
            </draw:line>
          </draw:g>
        </draw:g>
        <draw:frame draw:style-name="gr8" draw:text-style-name="P6" draw:layer="layout" svg:width="1.659cm" svg:height="2.04cm" draw:transform="rotate (1.5707963267949) translate (4.75cm 9.65cm)">
          <draw:image xlink:href="Pictures/100000000000010E0000014C625814A52984FAC7.png" xlink:type="simple" xlink:show="embed" xlink:actuate="onLoad" draw:mime-type="image/png">
            <text:p/>
          </draw:image>
        </draw:frame>
        <draw:g>
          <draw:custom-shape draw:style-name="gr5" draw:text-style-name="P6" draw:layer="layout" svg:width="0.3cm" svg:height="0.3cm" svg:x="4.2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4.35cm" svg:y1="3.4cm" svg:x2="4.35cm" svg:y2="2.6cm">
            <text:p/>
          </draw:line>
          <draw:line draw:style-name="gr6" draw:text-style-name="P3" draw:layer="layout" svg:x1="3.95cm" svg:y1="3cm" svg:x2="4.75cm" svg:y2="3cm">
            <text:p/>
          </draw:line>
        </draw:g>
        <draw:g>
          <draw:frame draw:style-name="gr8" draw:text-style-name="P6" draw:layer="layout" svg:width="4.308cm" svg:height="4.19cm" draw:transform="rotate (-3.14159265358979) translate (6.508cm 7.45cm)">
            <draw:image xlink:href="Pictures/1000000000000248000002382A8B408777719656.png" xlink:type="simple" xlink:show="embed" xlink:actuate="onLoad" draw:mime-type="image/png">
              <text:p/>
            </draw:image>
          </draw:frame>
          <draw:g>
            <draw:custom-shape draw:style-name="gr5" draw:text-style-name="P6" draw:layer="layout" svg:width="0.3cm" svg:height="0.3cm" svg:x="2.306cm" svg:y="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2.456cm" svg:y1="4.176cm" svg:x2="2.456cm" svg:y2="3.376cm">
              <text:p/>
            </draw:line>
            <draw:line draw:style-name="gr6" draw:text-style-name="P3" draw:layer="layout" svg:x1="2.056cm" svg:y1="3.776cm" svg:x2="2.856cm" svg:y2="3.776cm">
              <text:p/>
            </draw:line>
          </draw:g>
          <draw:g>
            <draw:custom-shape draw:style-name="gr5" draw:text-style-name="P6" draw:layer="layout" svg:width="0.3cm" svg:height="0.3cm" svg:x="6.082cm" svg:y="6.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6.232cm" svg:y1="7.438cm" svg:x2="6.232cm" svg:y2="6.638cm">
              <text:p/>
            </draw:line>
            <draw:line draw:style-name="gr6" draw:text-style-name="P3" draw:layer="layout" svg:x1="5.832cm" svg:y1="7.038cm" svg:x2="6.632cm" svg:y2="7.038cm">
              <text:p/>
            </draw:line>
          </draw:g>
        </draw:g>
        <draw:g>
          <draw:g>
            <draw:custom-shape draw:style-name="gr5" draw:text-style-name="P6" draw:layer="layout" svg:width="0.3cm" svg:height="0.3cm" svg:x="1.9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2.05cm" svg:y1="5.1cm" svg:x2="2.05cm" svg:y2="4.3cm">
              <text:p/>
            </draw:line>
            <draw:line draw:style-name="gr6" draw:text-style-name="P3" draw:layer="layout" svg:x1="1.65cm" svg:y1="4.7cm" svg:x2="2.45cm" svg:y2="4.7cm">
              <text:p/>
            </draw:line>
            <draw:custom-shape draw:style-name="gr12" draw:text-style-name="P6" draw:layer="layout" svg:width="0.7cm" svg:height="0.7cm" svg:x="1.701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6.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6.65cm" svg:y1="5.1cm" svg:x2="6.65cm" svg:y2="4.3cm">
              <text:p/>
            </draw:line>
            <draw:line draw:style-name="gr6" draw:text-style-name="P3" draw:layer="layout" svg:x1="6.25cm" svg:y1="4.7cm" svg:x2="7.05cm" svg:y2="4.7cm">
              <text:p/>
            </draw:line>
            <draw:custom-shape draw:style-name="gr12" draw:text-style-name="P6" draw:layer="layout" svg:width="0.7cm" svg:height="0.7cm" svg:x="6.301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9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2.05cm" svg:y1="10.8cm" svg:x2="2.05cm" svg:y2="10cm">
              <text:p/>
            </draw:line>
            <draw:line draw:style-name="gr6" draw:text-style-name="P3" draw:layer="layout" svg:x1="1.65cm" svg:y1="10.4cm" svg:x2="2.45cm" svg:y2="10.4cm">
              <text:p/>
            </draw:line>
            <draw:custom-shape draw:style-name="gr12" draw:text-style-name="P6" draw:layer="layout" svg:width="0.7cm" svg:height="0.7cm" svg:x="1.701cm" svg:y="1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6.491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6.641cm" svg:y1="10.8cm" svg:x2="6.641cm" svg:y2="10cm">
              <text:p/>
            </draw:line>
            <draw:line draw:style-name="gr6" draw:text-style-name="P3" draw:layer="layout" svg:x1="6.241cm" svg:y1="10.4cm" svg:x2="7.041cm" svg:y2="10.4cm">
              <text:p/>
            </draw:line>
            <draw:custom-shape draw:style-name="gr12" draw:text-style-name="P6" draw:layer="layout" svg:width="0.7cm" svg:height="0.7cm" svg:x="6.292cm" svg:y="1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9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2.05cm" svg:y1="3.4cm" svg:x2="2.05cm" svg:y2="2.6cm">
              <text:p/>
            </draw:line>
            <draw:line draw:style-name="gr6" draw:text-style-name="P3" draw:layer="layout" svg:x1="1.65cm" svg:y1="3cm" svg:x2="2.45cm" svg:y2="3cm">
              <text:p/>
            </draw:line>
          </draw:g>
          <draw:g>
            <draw:custom-shape draw:style-name="gr5" draw:text-style-name="P6" draw:layer="layout" svg:width="0.3cm" svg:height="0.3cm" svg:x="6.5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6.65cm" svg:y1="3.4cm" svg:x2="6.65cm" svg:y2="2.6cm">
              <text:p/>
            </draw:line>
            <draw:line draw:style-name="gr6" draw:text-style-name="P3" draw:layer="layout" svg:x1="6.25cm" svg:y1="3cm" svg:x2="7.05cm" svg:y2="3cm">
              <text:p/>
            </draw:line>
          </draw:g>
        </draw:g>
        <draw:rect draw:style-name="gr2" draw:text-style-name="P3" draw:layer="layout" svg:width="5.819cm" svg:height="8.6cm" svg:x="7.45cm" svg:y="2.45cm" draw:corner-radius="0.5cm">
          <text:p/>
        </draw:rect>
        <draw:g>
          <draw:g>
            <draw:custom-shape draw:style-name="gr5" draw:text-style-name="P6" draw:layer="layout" svg:width="0.3cm" svg:height="0.3cm" svg:x="8.8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9cm" svg:y1="9.85cm" svg:x2="9cm" svg:y2="9.45cm">
              <text:p/>
            </draw:line>
            <draw:line draw:style-name="gr6" draw:text-style-name="P3" draw:layer="layout" svg:x1="8.8cm" svg:y1="9.65cm" svg:x2="9.2cm" svg:y2="9.65cm">
              <text:p/>
            </draw:line>
          </draw:g>
          <draw:g>
            <draw:custom-shape draw:style-name="gr5" draw:text-style-name="P6" draw:layer="layout" svg:width="0.3cm" svg:height="0.3cm" svg:x="9.8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0cm" svg:y1="9.85cm" svg:x2="10cm" svg:y2="9.45cm">
              <text:p/>
            </draw:line>
            <draw:line draw:style-name="gr6" draw:text-style-name="P3" draw:layer="layout" svg:x1="9.8cm" svg:y1="9.65cm" svg:x2="10.2cm" svg:y2="9.65cm">
              <text:p/>
            </draw:line>
          </draw:g>
          <draw:g>
            <draw:custom-shape draw:style-name="gr5" draw:text-style-name="P6" draw:layer="layout" svg:width="0.3cm" svg:height="0.3cm" svg:x="8.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9cm" svg:y1="10.85cm" svg:x2="9cm" svg:y2="10.45cm">
              <text:p/>
            </draw:line>
            <draw:line draw:style-name="gr6" draw:text-style-name="P3" draw:layer="layout" svg:x1="8.8cm" svg:y1="10.65cm" svg:x2="9.2cm" svg:y2="10.65cm">
              <text:p/>
            </draw:line>
          </draw:g>
          <draw:g>
            <draw:custom-shape draw:style-name="gr5" draw:text-style-name="P6" draw:layer="layout" svg:width="0.3cm" svg:height="0.3cm" svg:x="9.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0cm" svg:y1="10.85cm" svg:x2="10cm" svg:y2="10.45cm">
              <text:p/>
            </draw:line>
            <draw:line draw:style-name="gr6" draw:text-style-name="P3" draw:layer="layout" svg:x1="9.8cm" svg:y1="10.65cm" svg:x2="10.2cm" svg:y2="10.65cm">
              <text:p/>
            </draw:line>
          </draw:g>
        </draw:g>
        <draw:frame draw:style-name="gr8" draw:text-style-name="P6" draw:layer="layout" svg:width="1.659cm" svg:height="2.04cm" draw:transform="rotate (1.5707963267949) translate (10.75cm 9.65cm)">
          <draw:image xlink:href="Pictures/100000000000010E0000014C625814A52984FAC7.png" xlink:type="simple" xlink:show="embed" xlink:actuate="onLoad" draw:mime-type="image/png">
            <text:p/>
          </draw:image>
        </draw:frame>
        <draw:g>
          <draw:custom-shape draw:style-name="gr5" draw:text-style-name="P6" draw:layer="layout" svg:width="0.3cm" svg:height="0.3cm" svg:x="10.2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0.35cm" svg:y1="3.4cm" svg:x2="10.35cm" svg:y2="2.6cm">
            <text:p/>
          </draw:line>
          <draw:line draw:style-name="gr6" draw:text-style-name="P3" draw:layer="layout" svg:x1="9.95cm" svg:y1="3cm" svg:x2="10.75cm" svg:y2="3cm">
            <text:p/>
          </draw:line>
        </draw:g>
        <draw:g>
          <draw:frame draw:style-name="gr8" draw:text-style-name="P6" draw:layer="layout" svg:width="4.308cm" svg:height="4.19cm" draw:transform="rotate (-3.14159265358979) translate (12.508cm 7.45cm)">
            <draw:image xlink:href="Pictures/1000000000000248000002382A8B408777719656.png" xlink:type="simple" xlink:show="embed" xlink:actuate="onLoad" draw:mime-type="image/png">
              <text:p/>
            </draw:image>
          </draw:frame>
          <draw:g>
            <draw:custom-shape draw:style-name="gr5" draw:text-style-name="P6" draw:layer="layout" svg:width="0.3cm" svg:height="0.3cm" svg:x="8.306cm" svg:y="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8.456cm" svg:y1="4.176cm" svg:x2="8.456cm" svg:y2="3.376cm">
              <text:p/>
            </draw:line>
            <draw:line draw:style-name="gr6" draw:text-style-name="P3" draw:layer="layout" svg:x1="8.056cm" svg:y1="3.776cm" svg:x2="8.856cm" svg:y2="3.776cm">
              <text:p/>
            </draw:line>
          </draw:g>
          <draw:g>
            <draw:custom-shape draw:style-name="gr5" draw:text-style-name="P6" draw:layer="layout" svg:width="0.3cm" svg:height="0.3cm" svg:x="12.082cm" svg:y="6.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2.232cm" svg:y1="7.438cm" svg:x2="12.232cm" svg:y2="6.638cm">
              <text:p/>
            </draw:line>
            <draw:line draw:style-name="gr6" draw:text-style-name="P3" draw:layer="layout" svg:x1="11.832cm" svg:y1="7.038cm" svg:x2="12.632cm" svg:y2="7.038cm">
              <text:p/>
            </draw:line>
          </draw:g>
        </draw:g>
        <draw:g>
          <draw:g>
            <draw:custom-shape draw:style-name="gr5" draw:text-style-name="P6" draw:layer="layout" svg:width="0.3cm" svg:height="0.3cm" svg:x="7.9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8.05cm" svg:y1="5.1cm" svg:x2="8.05cm" svg:y2="4.3cm">
              <text:p/>
            </draw:line>
            <draw:line draw:style-name="gr6" draw:text-style-name="P3" draw:layer="layout" svg:x1="7.65cm" svg:y1="4.7cm" svg:x2="8.45cm" svg:y2="4.7cm">
              <text:p/>
            </draw:line>
            <draw:custom-shape draw:style-name="gr12" draw:text-style-name="P6" draw:layer="layout" svg:width="0.7cm" svg:height="0.7cm" svg:x="7.701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2.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2.65cm" svg:y1="5.1cm" svg:x2="12.65cm" svg:y2="4.3cm">
              <text:p/>
            </draw:line>
            <draw:line draw:style-name="gr6" draw:text-style-name="P3" draw:layer="layout" svg:x1="12.25cm" svg:y1="4.7cm" svg:x2="13.05cm" svg:y2="4.7cm">
              <text:p/>
            </draw:line>
            <draw:custom-shape draw:style-name="gr12" draw:text-style-name="P6" draw:layer="layout" svg:width="0.7cm" svg:height="0.7cm" svg:x="12.301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7.9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8.05cm" svg:y1="10.8cm" svg:x2="8.05cm" svg:y2="10cm">
              <text:p/>
            </draw:line>
            <draw:line draw:style-name="gr6" draw:text-style-name="P3" draw:layer="layout" svg:x1="7.65cm" svg:y1="10.4cm" svg:x2="8.45cm" svg:y2="10.4cm">
              <text:p/>
            </draw:line>
            <draw:custom-shape draw:style-name="gr12" draw:text-style-name="P6" draw:layer="layout" svg:width="0.7cm" svg:height="0.7cm" svg:x="7.701cm" svg:y="1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2.491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2.641cm" svg:y1="10.8cm" svg:x2="12.641cm" svg:y2="10cm">
              <text:p/>
            </draw:line>
            <draw:line draw:style-name="gr6" draw:text-style-name="P3" draw:layer="layout" svg:x1="12.241cm" svg:y1="10.4cm" svg:x2="13.041cm" svg:y2="10.4cm">
              <text:p/>
            </draw:line>
            <draw:custom-shape draw:style-name="gr12" draw:text-style-name="P6" draw:layer="layout" svg:width="0.7cm" svg:height="0.7cm" svg:x="12.292cm" svg:y="1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7.9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8.05cm" svg:y1="3.4cm" svg:x2="8.05cm" svg:y2="2.6cm">
              <text:p/>
            </draw:line>
            <draw:line draw:style-name="gr6" draw:text-style-name="P3" draw:layer="layout" svg:x1="7.65cm" svg:y1="3cm" svg:x2="8.45cm" svg:y2="3cm">
              <text:p/>
            </draw:line>
          </draw:g>
          <draw:g>
            <draw:custom-shape draw:style-name="gr5" draw:text-style-name="P6" draw:layer="layout" svg:width="0.3cm" svg:height="0.3cm" svg:x="12.5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2.65cm" svg:y1="3.4cm" svg:x2="12.65cm" svg:y2="2.6cm">
              <text:p/>
            </draw:line>
            <draw:line draw:style-name="gr6" draw:text-style-name="P3" draw:layer="layout" svg:x1="12.25cm" svg:y1="3cm" svg:x2="13.05cm" svg:y2="3cm">
              <text:p/>
            </draw:line>
          </draw:g>
        </draw:g>
        <draw:rect draw:style-name="gr2" draw:text-style-name="P3" draw:layer="layout" svg:width="5.819cm" svg:height="8.6cm" svg:x="13.45cm" svg:y="2.45cm" draw:corner-radius="0.5cm">
          <text:p/>
        </draw:rect>
        <draw:g>
          <draw:g>
            <draw:custom-shape draw:style-name="gr5" draw:text-style-name="P6" draw:layer="layout" svg:width="0.3cm" svg:height="0.3cm" svg:x="14.8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5cm" svg:y1="9.85cm" svg:x2="15cm" svg:y2="9.45cm">
              <text:p/>
            </draw:line>
            <draw:line draw:style-name="gr6" draw:text-style-name="P3" draw:layer="layout" svg:x1="14.8cm" svg:y1="9.65cm" svg:x2="15.2cm" svg:y2="9.65cm">
              <text:p/>
            </draw:line>
          </draw:g>
          <draw:g>
            <draw:custom-shape draw:style-name="gr5" draw:text-style-name="P6" draw:layer="layout" svg:width="0.3cm" svg:height="0.3cm" svg:x="15.8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6cm" svg:y1="9.85cm" svg:x2="16cm" svg:y2="9.45cm">
              <text:p/>
            </draw:line>
            <draw:line draw:style-name="gr6" draw:text-style-name="P3" draw:layer="layout" svg:x1="15.8cm" svg:y1="9.65cm" svg:x2="16.2cm" svg:y2="9.65cm">
              <text:p/>
            </draw:line>
          </draw:g>
          <draw:g>
            <draw:custom-shape draw:style-name="gr5" draw:text-style-name="P6" draw:layer="layout" svg:width="0.3cm" svg:height="0.3cm" svg:x="14.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5cm" svg:y1="10.85cm" svg:x2="15cm" svg:y2="10.45cm">
              <text:p/>
            </draw:line>
            <draw:line draw:style-name="gr6" draw:text-style-name="P3" draw:layer="layout" svg:x1="14.8cm" svg:y1="10.65cm" svg:x2="15.2cm" svg:y2="10.65cm">
              <text:p/>
            </draw:line>
          </draw:g>
          <draw:g>
            <draw:custom-shape draw:style-name="gr5" draw:text-style-name="P6" draw:layer="layout" svg:width="0.3cm" svg:height="0.3cm" svg:x="15.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6cm" svg:y1="10.85cm" svg:x2="16cm" svg:y2="10.45cm">
              <text:p/>
            </draw:line>
            <draw:line draw:style-name="gr6" draw:text-style-name="P3" draw:layer="layout" svg:x1="15.8cm" svg:y1="10.65cm" svg:x2="16.2cm" svg:y2="10.65cm">
              <text:p/>
            </draw:line>
          </draw:g>
        </draw:g>
        <draw:frame draw:style-name="gr8" draw:text-style-name="P6" draw:layer="layout" svg:width="1.659cm" svg:height="2.04cm" draw:transform="rotate (1.5707963267949) translate (16.75cm 9.65cm)">
          <draw:image xlink:href="Pictures/100000000000010E0000014C625814A52984FAC7.png" xlink:type="simple" xlink:show="embed" xlink:actuate="onLoad" draw:mime-type="image/png">
            <text:p/>
          </draw:image>
        </draw:frame>
        <draw:g>
          <draw:custom-shape draw:style-name="gr5" draw:text-style-name="P6" draw:layer="layout" svg:width="0.3cm" svg:height="0.3cm" svg:x="16.2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6.35cm" svg:y1="3.4cm" svg:x2="16.35cm" svg:y2="2.6cm">
            <text:p/>
          </draw:line>
          <draw:line draw:style-name="gr6" draw:text-style-name="P3" draw:layer="layout" svg:x1="15.95cm" svg:y1="3cm" svg:x2="16.75cm" svg:y2="3cm">
            <text:p/>
          </draw:line>
        </draw:g>
        <draw:g>
          <draw:frame draw:style-name="gr8" draw:text-style-name="P6" draw:layer="layout" svg:width="4.308cm" svg:height="4.19cm" draw:transform="rotate (-3.14159265358979) translate (18.508cm 7.45cm)">
            <draw:image xlink:href="Pictures/1000000000000248000002382A8B408777719656.png" xlink:type="simple" xlink:show="embed" xlink:actuate="onLoad" draw:mime-type="image/png">
              <text:p/>
            </draw:image>
          </draw:frame>
          <draw:g>
            <draw:custom-shape draw:style-name="gr5" draw:text-style-name="P6" draw:layer="layout" svg:width="0.3cm" svg:height="0.3cm" svg:x="14.306cm" svg:y="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4.456cm" svg:y1="4.176cm" svg:x2="14.456cm" svg:y2="3.376cm">
              <text:p/>
            </draw:line>
            <draw:line draw:style-name="gr6" draw:text-style-name="P3" draw:layer="layout" svg:x1="14.056cm" svg:y1="3.776cm" svg:x2="14.856cm" svg:y2="3.776cm">
              <text:p/>
            </draw:line>
          </draw:g>
          <draw:g>
            <draw:custom-shape draw:style-name="gr5" draw:text-style-name="P6" draw:layer="layout" svg:width="0.3cm" svg:height="0.3cm" svg:x="18.082cm" svg:y="6.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8.232cm" svg:y1="7.438cm" svg:x2="18.232cm" svg:y2="6.638cm">
              <text:p/>
            </draw:line>
            <draw:line draw:style-name="gr6" draw:text-style-name="P3" draw:layer="layout" svg:x1="17.832cm" svg:y1="7.038cm" svg:x2="18.632cm" svg:y2="7.038cm">
              <text:p/>
            </draw:line>
          </draw:g>
        </draw:g>
        <draw:g>
          <draw:g>
            <draw:custom-shape draw:style-name="gr5" draw:text-style-name="P6" draw:layer="layout" svg:width="0.3cm" svg:height="0.3cm" svg:x="13.9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4.05cm" svg:y1="5.1cm" svg:x2="14.05cm" svg:y2="4.3cm">
              <text:p/>
            </draw:line>
            <draw:line draw:style-name="gr6" draw:text-style-name="P3" draw:layer="layout" svg:x1="13.65cm" svg:y1="4.7cm" svg:x2="14.45cm" svg:y2="4.7cm">
              <text:p/>
            </draw:line>
            <draw:custom-shape draw:style-name="gr12" draw:text-style-name="P6" draw:layer="layout" svg:width="0.7cm" svg:height="0.7cm" svg:x="13.701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8.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8.65cm" svg:y1="5.1cm" svg:x2="18.65cm" svg:y2="4.3cm">
              <text:p/>
            </draw:line>
            <draw:line draw:style-name="gr6" draw:text-style-name="P3" draw:layer="layout" svg:x1="18.25cm" svg:y1="4.7cm" svg:x2="19.05cm" svg:y2="4.7cm">
              <text:p/>
            </draw:line>
            <draw:custom-shape draw:style-name="gr12" draw:text-style-name="P6" draw:layer="layout" svg:width="0.7cm" svg:height="0.7cm" svg:x="18.301cm" svg:y="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3.9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4.05cm" svg:y1="10.8cm" svg:x2="14.05cm" svg:y2="10cm">
              <text:p/>
            </draw:line>
            <draw:line draw:style-name="gr6" draw:text-style-name="P3" draw:layer="layout" svg:x1="13.65cm" svg:y1="10.4cm" svg:x2="14.45cm" svg:y2="10.4cm">
              <text:p/>
            </draw:line>
            <draw:custom-shape draw:style-name="gr12" draw:text-style-name="P6" draw:layer="layout" svg:width="0.7cm" svg:height="0.7cm" svg:x="13.701cm" svg:y="1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8.491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8.641cm" svg:y1="10.8cm" svg:x2="18.641cm" svg:y2="10cm">
              <text:p/>
            </draw:line>
            <draw:line draw:style-name="gr6" draw:text-style-name="P3" draw:layer="layout" svg:x1="18.241cm" svg:y1="10.4cm" svg:x2="19.041cm" svg:y2="10.4cm">
              <text:p/>
            </draw:line>
            <draw:custom-shape draw:style-name="gr12" draw:text-style-name="P6" draw:layer="layout" svg:width="0.7cm" svg:height="0.7cm" svg:x="18.292cm" svg:y="1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6" draw:layer="layout" svg:width="0.3cm" svg:height="0.3cm" svg:x="13.9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4.05cm" svg:y1="3.4cm" svg:x2="14.05cm" svg:y2="2.6cm">
              <text:p/>
            </draw:line>
            <draw:line draw:style-name="gr6" draw:text-style-name="P3" draw:layer="layout" svg:x1="13.65cm" svg:y1="3cm" svg:x2="14.45cm" svg:y2="3cm">
              <text:p/>
            </draw:line>
          </draw:g>
          <draw:g>
            <draw:custom-shape draw:style-name="gr5" draw:text-style-name="P6" draw:layer="layout" svg:width="0.3cm" svg:height="0.3cm" svg:x="18.5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8.65cm" svg:y1="3.4cm" svg:x2="18.65cm" svg:y2="2.6cm">
              <text:p/>
            </draw:line>
            <draw:line draw:style-name="gr6" draw:text-style-name="P3" draw:layer="layout" svg:x1="18.25cm" svg:y1="3cm" svg:x2="19.05cm" svg:y2="3cm">
              <text:p/>
            </draw:line>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Standard" style:font-family-generic="swiss" style:font-pitch="variable"/>
    <style:font-face style:name="HG Mincho Light J" svg:font-family="'HG Mincho Light J'"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fo:color="#000000" loext:opacity="100%" loext:color-lum-mod="100%" loext:color-lum-off="0%" style:font-name="Thorndale" fo:font-size="24pt" fo:language="de" fo:country="DE" style:font-name-asian="HG Mincho Light J" style:font-size-asian="24pt" style:language-asian="zxx" style:country-asian="none" style:font-name-complex="Arial Unicode MS1"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style:text-outline="false" style:text-line-through-style="none" style:text-line-through-type="none" style:font-name="Arial1" fo:font-family="Arial" style:font-style-name="Standard" style:font-family-generic="swiss" style:font-pitch="variable" fo:font-size="10pt" fo:text-shadow="none" style:text-underline-style="none" style:font-name-complex="Arial Unicode MS1"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display="screen"/>
      <draw:layer draw:name="measurelines"/>
      <draw:layer draw:name="Venitle" draw:display="screen"/>
      <draw:layer draw:name="Zeichnung"/>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4.7.2$Windows_X86_64 LibreOffice_project/723314e595e8007d3cf785c16538505a1c878ca5</meta:generator>
    <meta:creation-date>2002-06-15T11:26:19</meta:creation-date>
    <dc:date>2023-08-10T21:50:51.177000000</dc:date>
    <meta:print-date>2022-02-10T18:20:11.772000000</meta:print-date>
    <meta:editing-cycles>342</meta:editing-cycles>
    <meta:editing-duration>P12DT14H58M</meta:editing-duration>
    <meta:document-statistic meta:object-count="261"/>
    <meta:user-defined meta:name="Info 1"/>
    <meta:user-defined meta:name="Info 2"/>
    <meta:user-defined meta:name="Info 3"/>
    <meta:user-defined meta:name="Info 4"/>
  </office:meta>
</office:document-meta>
</file>